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b5a" officeooo:paragraph-rsid="00175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1:13:45.250202279</meta:creation-date>
    <meta:generator>LibreOffice/7.3.7.2$Linux_X86_64 LibreOffice_project/30$Build-2</meta:generator>
    <dc:date>2024-05-27T16:03:04.025547548</dc:date>
    <meta:editing-duration>PT1H13M3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</office:meta>
</office:document-meta>
</file>